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Standard">
      <style:text-properties fo:font-style="italic" style:font-style-asian="italic" style:font-style-complex="italic"/>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style:font-style-asian="normal" style:font-weight-asian="normal" style:font-style-complex="normal" style:font-weight-complex="normal" loext:char-shading-value="0"/>
    </style:style>
    <style:style style:name="T61" style:family="text">
      <style:text-properties fo:font-style="normal" style:text-underline-style="none"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00cc"/>
    </style:style>
    <style:style style:name="T69" style:family="text">
      <style:text-properties style:text-line-through-style="solid"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color="#3399ff"/>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4"/>
      <text:p text:style-name="P79">Страницы с красным: 6,9,11</text:p>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4" text:outline-level="2">1. Терра</text:h>
      <text:p text:style-name="P26">(Electronics “Disappointed”/Gary Jules “Mad World”/Pink Floyd “Another Brick In The Wall”)</text:p>
      <text:p text:style-name="P133"/>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5">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5">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5"/>
      <text:p text:style-name="P76"><text:span text:style-name="T11">– Нэш, к</text:span>ак называется наш проект?</text:p>
      <text:p text:style-name="P74"><text:span text:style-name="T8">– </text:span><text:span text:style-name="T65">Дайсон.</text:span></text:p>
      <text:p text:style-name="P74"><text:span text:style-name="T8">– </text:span><text:span text:style-name="T65">Сколько тебе лет?</text:span></text:p>
      <text:p text:style-name="P74"><text:span text:style-name="T8">– </text:span><text:span text:style-name="T65">Два года с начала запуска кластера.</text:span></text:p>
      <text:p text:style-name="P74"><text:span text:style-name="T8">– </text:span><text:span text:style-name="T65">Какой сейчас год?</text:span></text:p>
      <text:p text:style-name="P74"><text:span text:style-name="T8">– </text:span><text:span text:style-name="T21">20</text:span><text:span text:style-name="T20">18</text:span><text:span text:style-name="T65">-й.</text:span></text:p>
      <text:p text:style-name="P24"/>
      <text:p text:style-name="P35">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4"/>
      <text:p text:style-name="P76"><text:soft-page-break/><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5"><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5"><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5">Ага, уже теплее.</text:p>
      <text:p text:style-name="P35"/>
      <text:p text:style-name="P74"><text:span text:style-name="T8">– Нэш</text:span><text:span text:style-name="T65">, выдай диагностику модуля </text:span><text:span text:style-name="T8">аналитики.</text:span></text:p>
      <text:p text:style-name="P35"/>
      <text:p text:style-name="P35">Йо! Видеокамеры молча наблюдают за <text:span text:style-name="T1">моим </text:span>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1">–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text:soft-page-break/>–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5"><text:span text:style-name="T1">У</text:span>ходя попрощался с охранником, <text:span text:style-name="T1">увлечённо исследующим тему копрофилии</text:span>.</text:p>
      <text:p text:style-name="P35">Всё, свободен. Хотя <text:s/><text:span text:style-name="T1">воскресенье</text:span> уже испорчен<text:span text:style-name="T1">о</text:span>.</text:p>
      <text:p text:style-name="P35"/>
      <text:p text:style-name="P130">***</text:p>
      <text:p text:style-name="P13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text:soft-page-break/>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5"><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2">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5">Единорог поднял голову и оглянулся куда-то назад.</text:p>
      <text:p text:style-name="P35"><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7"><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text:soft-page-break/>–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oft-page-break/><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8">(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457524124252748262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4"><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2">–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text:span>Макс,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text:soft-page-break/>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text:soft-page-break/>–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text:span text:style-name="T1">с</text:span>орвалась. Мне очень стыдно. Последнее время всё идёт наперекосяк, совсем не так, как мы планировали.</text:p>
      <text:p text:style-name="P39"><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text:soft-page-break/>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Heading_20_2" text:outline-level="2">5<text:span text:style-name="T1">.</text:span> Нерадивый ученик</text:h>
      <text:p text:style-name="P32"/>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6">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text:soft-page-break/>–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text:span><text:span text:style-name="T8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text:soft-page-break/>–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45" text:outline-level="2"><text:span text:style-name="T11">6. </text:span>Индиго</text:h>
      <text:p text:style-name="P39"/>
      <text:p text:style-name="P39"><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oft-page-break/><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text:soft-page-break/>–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55">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9"><text:soft-page-break/>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text:soft-page-break/>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9">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text:soft-page-break/>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text:soft-page-break/></text:p>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выступе скалы, раскинулся Кантерлот…</text:p>
      <text:p text:style-name="P49">–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0">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мной, примат! Нам нужно вернуть тебя Сестре.</text:p>
      <text:p text:style-name="P49"/>
      <text:h text:style-name="Heading_20_2" text:outline-level="2">7.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text:soft-page-break/>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9"/>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text:soft-page-break/>–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44" text:outline-level="2">8. Стыд</text:h>
      <text:p text:style-name="P49">&lt;<text:span text:style-name="T83">Mylene Farmer — L`Ame-Stram-Gram</text:span>&gt;</text:p>
      <text:p text:style-name="P59">~~~ Завтра на семь в библиотеке ~~~</text:p>
      <text:p text:style-name="P59"/>
      <text:p text:style-name="P49"><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text:soft-page-break/>–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6">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Нелетающие пегасы</text:h>
      <text:p text:style-name="P52">&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text:soft-page-break/>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9">“<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text:soft-page-break/>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
      <text:h text:style-name="Heading_20_2" text:outline-level="2"><text:span text:style-name="T11">10</text:span>. (40*<text:span text:style-name="T11">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pan text:style-name="T42">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1">–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1">–</text:span> А водку у вас принято пить?</text:p>
      <text:p text:style-name="P37"><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1">– Это ты называешь “дружбой”? – с </text:span>улыбкой хмыкнул<text:span text:style-name="T11"> я. – </text:span>Мне нравится твоё чувство юмора.</text:p>
      <text:p text:style-name="P49">Аликорница нахмурилась.</text:p>
      <text:p text:style-name="P49"><text:span text:style-name="T11">–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3">&lt;</text:span><text:span text:style-name="T63">Mark Knopfler - </text:span><text:span text:style-name="T62">Hill Farmer's Blues</text:span><text:span text:style-name="T43">&gt;</text:span></text:p>
      <text:p text:style-name="P41">***</text:p>
      <text:p text:style-name="P39"/>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0">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2. Понивилль</text:h>
      <text:p text:style-name="P3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3.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7">“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1">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4">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вернулся к письму.</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9"/>
      <text:p text:style-name="P49">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К сожалению, Луна запретила Твайлайт дальнейшие эксперименты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59"><text:soft-page-break/>Кроме того, Твайлайт сожгла кучу оборудования, что обусловило невозможность дальнейших исследований физически.</text:p>
      <text:p text:style-name="P59"/>
      <text:p text:style-name="P49">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ответ я.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text:soft-page-break/></text:p>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9">БАЦ!</text:p>
      <text:p text:style-name="P49">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9">Смех рвался наружу мощым потоком, я просто ухахатывался, упав на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Вот чёрт!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Эмм. Так мы идём к Зекоре, или нет? Я думал, ты хотела помочь.</text:p>
      <text:p text:style-name="P49"><text:soft-page-break/>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9"/>
      <text:p text:style-name="P40">***</text:p>
      <text:p text:style-name="P39"/>
      <text:p text:style-name="P39">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9">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9">– Я ищу любую информацию про Больш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9">Зекора захлопнула книгу.</text:p>
      <text:p text:style-name="P49">– Это всё, что я могу сказать тебе, Тот-Кого-Нет.</text:p>
      <text:p text:style-name="P49">Бля! И ради этого я тащился сюда посреди ночи?</text:p>
      <text:p text:style-name="P49">–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Я был готов к тому, что зебра разозлится и выставит меня из шатра. Но Зекора только фыркнула.</text:p>
      <text:p text:style-name="P49">–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 Кого Нет?</text:p>
      <text:p text:style-name="P49">В темноте сверкнула белозубая улыбка зебры.</text:p>
      <text:p text:style-name="P49">– Потому что, когда я смотрю на него,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Интересно, что Зекора имела в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text:soft-page-break/>–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сиреневый глаз и фыркнула.</text:p>
      <text:p text:style-name="P49">–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5">&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text:soft-page-break/>–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text:span><text:span text:style-name="T11">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text:soft-page-break/>–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oft-page-break/><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1">– </text:span>Ты?!</text:p>
      <text:p text:style-name="P9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1">– М</text:span>ожет тогда, ты скажешь, что в нём пошло не так и почему к вам попал я, а не сверхаликорн?</text:p>
      <text:p text:style-name="P94"><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7"><text:span text:style-name="T11">–</text:span> <text:span text:style-name="T1">Эмм. </text:span>Что он имел ввиду?</text:p>
      <text:p text:style-name="P37"><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7"><text:span text:style-name="T11">– </text:span><text:span text:style-name="T1">Да, завершилось всё препаршиво. Принцесса Луна сказала, лучше бы её обратно на Луну закинули.</text:span></text:p>
      <text:p text:style-name="P37"><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1">– </text:span><text:span text:style-name="T1">Хм. Нет.</text:span></text:p>
      <text:p text:style-name="P37"><text:span text:style-name="T11">– </text:span><text:span text:style-name="T1">А друзья?</text:span></text:p>
      <text:p text:style-name="P37"><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49"/>
      <text:p text:style-name="P49">…</text:p>
      <text:p text:style-name="P49"><text:soft-page-break/></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5">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5">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Хм, а эта пони не из разговорчивых. Ну ладно.</text:p>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5"><text:soft-page-break/></text:p>
      <text:p text:style-name="P45"/>
      <text:p text:style-name="P51">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м... Скажи-ка мне, мой друг П-п-пинки... Легенда про фаэри <text:span text:style-name="T15">— </text:span><text:span text:style-name="T65">эт правда?</text:span></text:p>
      <text:p text:style-name="P49"><text:span text:style-name="T15">– </text:span><text:span text:style-name="T65">Какая из? Их много, вообще-то. Ик!</text:span></text:p>
      <text:p text:style-name="P49"><text:soft-page-break/><text:span text:style-name="T15">– </text:span><text:span text:style-name="T65">Про принцесс. Про то, что они фаэри, спустившиеся с неба во плоти, чтоб помогать пони управлять Эквестрией?</text:span></text:p>
      <text:p text:style-name="P49"><text:span text:style-name="T15">– </text:span><text:span text:style-name="T65">Макс, </text:span><text:span text:style-name="T15">– </text:span><text:span text:style-name="T65">захихикала Пинки, взъерошив копытами розовые кудряшки и попытавшись соорудить из них бороду, </text:span><text:span text:style-name="T15">–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5">–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65">Ты что-о-о! Нельзя любить фаэри! Она похитит твоё сердце, и ты будешь искать её, пока не... </text:span><text:span text:style-name="T15">– </text:span><text:span text:style-name="T65">Пинки погрузилась в так и не съеденный салат «по-Кантерлотски» и захрапела.</text:span></text:p>
      <text:p text:style-name="P49"><text:span text:style-name="T15">– </text:span><text:span text:style-name="T65">Пока не умру?</text:span></text:p>
      <text:p text:style-name="P49"><text:span text:style-name="T15">– </text:span><text:span text:style-name="T65">Нет, глупенький, </text:span><text:span text:style-name="T15">– </text:span><text:span text:style-name="T65">пробулькала Пинки из миски. </text:span><text:span text:style-name="T15">– </text:span><text:span text:style-name="T65">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пони деваются?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1">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ZZ Top – Gimme all your lovin</text:p>
      <text:p text:style-name="P84">Mothley Crue – Kick Start My Heart</text:p>
      <text:p text:style-name="P52"><text:soft-page-break/><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2"><text:soft-page-break/>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oft-page-break/><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text:span>Макс,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1">– </text:span>ОГО!</text:p>
      <text:p text:style-name="P52">Единорожка аж уселась на крыльцо от удивления.</text:p>
      <text:p text:style-name="P52"><text:span text:style-name="T11">–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29">Исчезновение дневной главы диархии: Эквестрия в панике!</text:span>» (статья двухдневной давности).</text:p>
      <text:p text:style-name="P52">«<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2">«<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2"><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1">–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7">МУ-ХА-ХА!</text:p>
      <text:p text:style-name="P27">Кажется, я знаю, как показать фак провидению! <text:span text:style-name="T11">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7. <text:span text:style-name="T1">Деградация</text:span></text:h>
      <text:p text:style-name="P42">&lt;<text:span text:style-name="T68">David Bowie - Lets Dance/ Ashes To Ashes</text:span></text:p>
      <text:p text:style-name="P42"><text:span text:style-name="T68">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9">Добро пожаловать в Груммингтон! Вам здесь рады!</text:span></text:p>
      <text:p text:style-name="P52"><text:span text:style-name="T29">Население города </text:span><text:span text:style-name="T69">302 пони</text:span><text:span text:style-name="T29">.</text:span></text:p>
      <text:p text:style-name="P52"><text:span text:style-name="T69">250 пони</text:span><text:span text:style-name="T29">.</text:span></text:p>
      <text:p text:style-name="P52"><text:span text:style-name="T69">125 поней</text:span><text:span text:style-name="T29">.</text:span></text:p>
      <text:p text:style-name="P52"><text:span text:style-name="T29">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1">так её </text:span><text:span text:style-name="T3">разэтак</text:span><text:span text:style-name="T71">,</text:span><text:span text:style-name="T22"> магия!</text:span><text:span text:style-name="T58">»</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9">37 пни</text:span></text:p>
      <text:p text:style-name="P70">24пн</text:p>
      <text:p text:style-name="P70">15</text:p>
      <text:p text:style-name="P52"><text:span text:style-name="T2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9">Добро пожаловать в Груммингтон! Вам здесь рады!</text:span></text:p>
      <text:p text:style-name="P52"><text:span text:style-name="T29">Население города </text:span><text:span text:style-name="T69">302 пони</text:span><text:span text:style-name="T29">.</text:span></text:p>
      <text:p text:style-name="P52"><text:span text:style-name="T69">250 пони</text:span><text:span text:style-name="T29">.</text:span></text:p>
      <text:p text:style-name="P52"><text:span text:style-name="T69">125 поней</text:span><text:span text:style-name="T29">.</text:span></text:p>
      <text:p text:style-name="P52"><text:span text:style-name="T2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1">&lt;</text:span><text:span text:style-name="T57">Metallica-Enter Sandman</text:span><text:span text:style-name="T11">&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8. Филлидельфия</text:h>
      <text:p text:style-name="P42">&lt;<text:span text:style-name="T56">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text:span><text:soft-page-break/><text:span text:style-name="T29">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4">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soft-page-break/>…</text:p>
      <text:p text:style-name="P52"/>
      <text:p text:style-name="P62">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text:soft-page-break/>–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Дискордовы яйца!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2">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0">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43">&lt;<text:span text:style-name="T56">Mothley Crue – Cickstart my heart</text:span>&gt;</text:p>
      <text:p text:style-name="P54">«<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text:p>
      <text:p text:style-name="P54"><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1">– О</text:span>у! <text:span text:style-name="T70">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70">Т</text:span>ы собираешься устроить филиал порнхаба для пони-извращенцев?</text:p>
      <text:p text:style-name="P54"><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М</text:span>акс?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8"/>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text:span>Макс,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в лавку к Кейкам за выпечкой! Нам всем нужно успокоиться.</text:p>
      <text:p text:style-name="P54"><text:span text:style-name="T11">–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абсолютно уверена в безопасности эксперимента!</text:p>
      <text:p text:style-name="P54"><text:span text:style-name="T11">– </text:span>Ой, чег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text:span text:style-name="T1">Большое Откровение</text:span></text:h>
      <text:p text:style-name="P43">&lt;<text:span text:style-name="T56">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8"><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что? Увидел ч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Макс,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text:p>
      <text:p text:style-name="P54">Ожидание сменилось недоумением. Рэйнбоу Дэш насмешливо скривила губы.</text:p>
      <text:p text:style-name="P54"><text:span text:style-name="T11">– </text:span>Да ладно! Кончай прикалываться,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ою голову и прижалась нос к носу.</text:p>
      <text:p text:style-name="P54"><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что за нечисть тут орудует!</text:p>
      <text:p text:style-name="P54"><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oft-page-break/><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чешь сказать, что мы все — навроде этого кота, а Макс боится открыть ящик? Чтоб мы не исчезли окончательно?</text:p>
      <text:p text:style-name="P54"><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Макс,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1">–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1">–</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 <text:span text:style-name="T11">– </text:span>возопило моё малое сознание.</text:p>
      <text:p text:style-name="P54"><text:span text:style-name="T11">– </text:span>Эмм… Зачем?</text:p>
      <text:p text:style-name="P54"><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6">–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46" text:outline-level="2"><text:span text:style-name="T1">22</text:span>.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text:span>Макс,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oft-page-break/><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text:soft-page-break/>–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text:soft-page-break/>–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text:soft-page-break/>–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67">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4"><text:soft-page-break/>***</text:p>
      <text:p text:style-name="P43"/>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7"><text:span text:style-name="T11">–</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text:soft-page-break/>–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1">~~~ </text:span>Человек Макс <text:span text:style-name="T11">~~~</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3">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text:soft-page-break/>–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4">~~~~~</text:p>
      <text:p text:style-name="P19">&lt;<text:span text:style-name="T25">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4</text:span>. <text:span text:style-name="T1">Терра</text:span></text:h>
      <text:h text:style-name="P147" text:outline-level="3">Воскресение</text:h>
      <text:p text:style-name="P49">&lt;<text:span text:style-name="T8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0"/>
      <text:p text:style-name="P58"><text:soft-page-break/>***</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text:soft-page-break/>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text:soft-page-break/>–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7">–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7"><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7" text:outline-level="3">Вторник</text:h>
      <text:p text:style-name="P3">&lt;<text:span text:style-name="T6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pan text:style-name="T31">сложнее… Так и с Дискордом… Он может очень не нравится, но… эмм, потому что ты видишь только внешнюю картинку.</text:span></text:p>
      <text:p text:style-name="P109">–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1">–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text:soft-page-break/>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7"/>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text:soft-page-break/>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1">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2"/>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1">– Анон…</text:span><text:span text:style-name="T1"> Тут окно разбито… И верёвка висит. – пискнула Флаттершай из кухни.</text:span></text:p>
      <text:p text:style-name="P96"><text:span text:style-name="T11">–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9">– Привет, Сел.</text:p>
      <text:p text:style-name="P140">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4" text:outline-level="2">2<text:span text:style-name="T1">7</text:span>. Отбытие</text:h>
      <text:p text:style-name="P115">&lt;Mission Impossible theme ?&gt;</text:p>
      <text:p text:style-name="P97"><text:span text:style-name="T11">–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text:soft-page-break/>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text:soft-page-break/>– На крышу, живо!!! Через окно на кухне! – зашипел Дискорд.</text:p>
      <text:p text:style-name="P120">– Что? – ступил я.</text:p>
      <text:p text:style-name="P118"><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7">Queen – Flash</text:span><text:span text:style-name="T11">&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39">– А сидишь на чём? – вид сидящего на пустоте существа сбивал с толку.</text:p>
      <text:p text:style-name="P49">Демиург что-то прикинул и кивнул сам себе.</text:p>
      <text:p text:style-name="P39">–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9">– Так лучше?</text:p>
      <text:p text:style-name="P39">– Вполне.</text:p>
      <text:p text:style-name="P39">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9"/>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9">– Мы спасали Сел. Она оказалась в мире людей. – я вздохнул. – А я отбился от группы.</text:p>
      <text:p text:style-name="P39">– Кого-кого спасали? – удивился Анакорн.</text:p>
      <text:p text:style-name="P39">–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7">Ага, так я тебе и сказал! Я не такой идиот, чтоб уничтожить свою единственную надежду вернуться в Эквестрию!</text:p>
      <text:p text:style-name="P42"/>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2">Бля! Вот так всегда!</text:p>
      <text:p text:style-name="P42"><text:soft-page-break/>Я вздохнул.</text:p>
      <text:p text:style-name="P42"/>
      <text:p text:style-name="P52"><text:span text:style-name="T11">– Если я расскажу тебе н</text:span>астоящую<text:span text:style-name="T11"> причину </text:span>— ты исчезнешь! <text:span text:style-name="T11">– угрюмо заявил я.</text:span></text:p>
      <text:p text:style-name="P39">Морда Анакорна осветилась радостным озарением.</text:p>
      <text:p text:style-name="P39"/>
      <text:p text:style-name="P52"><text:span text:style-name="T11">–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9"/>
      <text:p text:style-name="P39">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2"/>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text:soft-page-break/></text:p>
      <text:p text:style-name="P97">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1">.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1">.</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2"> точнее, дерево схожих миров Эквуса </text:span><text:span text:style-name="T60">—</text:span><text:span text:style-name="T52"> создали брони. Разумеется, стержнем им послужил именно сериал, но каждый фанфик </text:span><text:span text:style-name="T60">—</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2">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5"/>
      <text:p text:style-name="P104"><text:span text:style-name="T52">– Наконец-то я вижу свет в конце тоннеля! Как это не пришло мне в голову! Ты всё отлично увязал! Всё сходится! Более того </text:span><text:span text:style-name="T60">—</text:span><text:span text:style-name="T52"> Анакорн заговорщически подмигнул мне </text:span><text:span text:style-name="T60">—</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й эквестрийской реальности</text:span><text:span text:style-name="T52">!</text:span></text:p>
      <text:p text:style-name="P105">Я подозрительно посмотрел на Анакорна.</text:p>
      <text:p text:style-name="P104"><text:span text:style-name="T17">– </text:span><text:span text:style-name="T52">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oft-page-break/><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6">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text:soft-page-break/>–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82">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2"><text:soft-page-break/><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6"><text:span text:style-name="T35">–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6">Я опустил руку на шею Дэш и ощутил теплоту и лёгкое покалывание в пустоте.</text:p>
      <text:p text:style-name="P96"><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56">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5">&lt;</text:span><text:span text:style-name="T26">И вообще, обзаведусь в конце-концов рогом и наставлю Селестиии рогов!»</text:span><text:span text:style-name="T35">&gt;</text:span></text:p>
      <text:p text:style-name="P42"><text:soft-page-break/>&lt;<text:span text:style-name="T25">- Учти, я ни капельки не жалею о наших поебушках! я до сих пор пахну тобой… и хочу пахнуть… Это неправильно, так ведь?</text:span>&gt;</text:p>
      <text:p text:style-name="P31">&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6T00:00:03.22</dc:date>
    <meta:editing-duration>P131DT13H3M</meta:editing-duration>
    <meta:editing-cycles>8024</meta:editing-cycles>
    <meta:generator>OpenOffice/4.1.1$Win32 OpenOffice.org_project/411m6$Build-9775</meta:generator>
    <dc:creator>макс </dc:creator>
    <meta:document-statistic meta:table-count="0" meta:image-count="0" meta:object-count="0" meta:page-count="204" meta:paragraph-count="4350" meta:word-count="94249" meta:character-count="597125"/>
  </office:meta>
</office:document-meta>
</file>